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C0000001EC22064580A98263F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f58220" draw:marker-start-width="0.279cm" draw:marker-end-width="0.279cm" draw:fill-color="#fedcc6" draw:textarea-horizontal-align="justify" draw:textarea-vertical-align="middle" draw:auto-grow-height="false" fo:min-height="5.999cm" fo:min-width="21.458cm" fo:padding-top="0.151cm" fo:padding-bottom="0.151cm" fo:padding-left="0.276cm" fo:padding-right="0.276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3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5822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4" style:family="graphic" style:parent-style-name="standard">
      <style:graphic-properties draw:stroke="none" draw:fill-color="#f58220"/>
    </style:style>
    <style:style style:name="gr5" style:family="graphic" style:parent-style-name="standard">
      <style:graphic-properties draw:fill-color="#faa61a" draw:textarea-horizontal-align="justify" draw:textarea-vertical-align="middle" draw:auto-grow-height="false" fo:min-height="0.085cm" fo:min-width="0.263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svg:stroke-width="0.081cm" svg:stroke-color="#21409a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935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edcc6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aa61a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2.009cm" svg:height="11.938cm" svg:x="2.886cm" svg:y="2.932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2" draw:text-style-name="P2" draw:layer="layout" svg:width="26.966cm" svg:height="13.819cm" svg:x="0.196cm" svg:y="2.328cm">
            <draw:image xlink:href="Pictures/10000201000003C0000001EC22064580A98263FE.png" xlink:type="simple" xlink:show="embed" xlink:actuate="onLoad">
              <text:p/>
            </draw:image>
          </draw:frame>
          <dr3d:scene draw:style-name="gr3" svg:width="1.016cm" svg:height="1.016cm" svg:x="5.826cm" svg:y="5.191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4" draw:layer="layout"/>
          </dr3d:scene>
          <draw:custom-shape draw:style-name="gr5" draw:text-style-name="P3" draw:layer="layout" svg:width="0.762cm" svg:height="0.635cm" svg:x="5.953cm" svg:y="6.207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3d:scene draw:style-name="gr3" svg:width="1.016cm" svg:height="1.016cm" svg:x="7.026cm" svg:y="4.592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4" draw:layer="layout"/>
          </dr3d:scene>
          <draw:custom-shape draw:style-name="gr5" draw:text-style-name="P3" draw:layer="layout" svg:width="0.762cm" svg:height="0.635cm" svg:x="7.153cm" svg:y="5.608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3d:scene draw:style-name="gr3" svg:width="1.016cm" svg:height="1.016cm" svg:x="6.026cm" svg:y="6.992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4" draw:layer="layout"/>
          </dr3d:scene>
          <draw:custom-shape draw:style-name="gr5" draw:text-style-name="P3" draw:layer="layout" svg:width="0.762cm" svg:height="0.635cm" svg:x="6.153cm" svg:y="8.008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3d:scene draw:style-name="gr3" svg:width="1.016cm" svg:height="1.016cm" svg:x="7.726cm" svg:y="8.392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4" draw:layer="layout"/>
          </dr3d:scene>
          <draw:custom-shape draw:style-name="gr5" draw:text-style-name="P3" draw:layer="layout" svg:width="0.762cm" svg:height="0.635cm" svg:x="7.853cm" svg:y="9.408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3d:scene draw:style-name="gr3" svg:width="1.016cm" svg:height="1.016cm" svg:x="9.726cm" svg:y="9.592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4" draw:layer="layout"/>
          </dr3d:scene>
          <draw:custom-shape draw:style-name="gr5" draw:text-style-name="P3" draw:layer="layout" svg:width="0.762cm" svg:height="0.635cm" svg:x="9.853cm" svg:y="10.608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3d:scene draw:style-name="gr3" svg:width="1.016cm" svg:height="1.016cm" svg:x="8.626cm" svg:y="9.892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4" draw:layer="layout"/>
          </dr3d:scene>
          <draw:custom-shape draw:style-name="gr5" draw:text-style-name="P3" draw:layer="layout" svg:width="0.762cm" svg:height="0.635cm" svg:x="8.753cm" svg:y="10.908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3d:scene draw:style-name="gr3" svg:width="1.016cm" svg:height="1.016cm" svg:x="6.126cm" svg:y="3.492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4" draw:layer="layout"/>
          </dr3d:scene>
          <draw:custom-shape draw:style-name="gr5" draw:text-style-name="P3" draw:layer="layout" svg:width="0.762cm" svg:height="0.635cm" svg:x="6.253cm" svg:y="4.508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3d:scene draw:style-name="gr3" svg:width="1.016cm" svg:height="1.016cm" svg:x="8.526cm" svg:y="11.792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4" draw:layer="layout"/>
          </dr3d:scene>
          <draw:custom-shape draw:style-name="gr5" draw:text-style-name="P3" draw:layer="layout" svg:width="0.762cm" svg:height="0.635cm" svg:x="8.653cm" svg:y="12.808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3d:scene draw:style-name="gr3" svg:width="1.016cm" svg:height="1.016cm" svg:x="12.826cm" svg:y="5.192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4" draw:layer="layout"/>
          </dr3d:scene>
          <draw:custom-shape draw:style-name="gr5" draw:text-style-name="P3" draw:layer="layout" svg:width="0.762cm" svg:height="0.635cm" svg:x="12.953cm" svg:y="6.208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3d:scene draw:style-name="gr3" svg:width="1.016cm" svg:height="1.016cm" svg:x="13.726cm" svg:y="4.592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4" draw:layer="layout"/>
          </dr3d:scene>
          <draw:custom-shape draw:style-name="gr5" draw:text-style-name="P3" draw:layer="layout" svg:width="0.762cm" svg:height="0.635cm" svg:x="13.853cm" svg:y="5.608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3d:scene draw:style-name="gr3" svg:width="1.016cm" svg:height="1.016cm" svg:x="14.726cm" svg:y="3.593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4" draw:layer="layout"/>
          </dr3d:scene>
          <draw:custom-shape draw:style-name="gr5" draw:text-style-name="P3" draw:layer="layout" svg:width="0.762cm" svg:height="0.635cm" svg:x="14.853cm" svg:y="4.609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3d:scene draw:style-name="gr3" svg:width="1.016cm" svg:height="1.016cm" svg:x="12.726cm" svg:y="7.193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4" draw:layer="layout"/>
          </dr3d:scene>
          <draw:custom-shape draw:style-name="gr5" draw:text-style-name="P3" draw:layer="layout" svg:width="0.762cm" svg:height="0.635cm" svg:x="12.853cm" svg:y="8.209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3d:scene draw:style-name="gr3" svg:width="1.016cm" svg:height="1.016cm" svg:x="14.126cm" svg:y="6.693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4" draw:layer="layout"/>
          </dr3d:scene>
          <draw:custom-shape draw:style-name="gr5" draw:text-style-name="P3" draw:layer="layout" svg:width="0.762cm" svg:height="0.635cm" svg:x="14.253cm" svg:y="7.709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3d:scene draw:style-name="gr3" svg:width="1.016cm" svg:height="1.016cm" svg:x="15.426cm" svg:y="7.493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4" draw:layer="layout"/>
          </dr3d:scene>
          <draw:custom-shape draw:style-name="gr5" draw:text-style-name="P3" draw:layer="layout" svg:width="0.762cm" svg:height="0.635cm" svg:x="15.553cm" svg:y="8.509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3d:scene draw:style-name="gr3" svg:width="1.016cm" svg:height="1.016cm" svg:x="14.626cm" svg:y="9.193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4" draw:layer="layout"/>
          </dr3d:scene>
          <draw:custom-shape draw:style-name="gr5" draw:text-style-name="P3" draw:layer="layout" svg:width="0.762cm" svg:height="0.635cm" svg:x="14.753cm" svg:y="10.209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3d:scene draw:style-name="gr3" svg:width="1.016cm" svg:height="1.016cm" svg:x="14.926cm" svg:y="10.993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4" draw:layer="layout"/>
          </dr3d:scene>
          <draw:custom-shape draw:style-name="gr5" draw:text-style-name="P3" draw:layer="layout" svg:width="0.762cm" svg:height="0.635cm" svg:x="15.053cm" svg:y="12.009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3d:scene draw:style-name="gr3" svg:width="1.016cm" svg:height="1.016cm" svg:x="15.926cm" svg:y="4.193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4" draw:layer="layout"/>
          </dr3d:scene>
          <draw:custom-shape draw:style-name="gr5" draw:text-style-name="P3" draw:layer="layout" svg:width="0.762cm" svg:height="0.635cm" svg:x="16.053cm" svg:y="5.209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3d:scene draw:style-name="gr3" svg:width="1.016cm" svg:height="1.016cm" svg:x="19.026cm" svg:y="6.993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4" draw:layer="layout"/>
          </dr3d:scene>
          <draw:custom-shape draw:style-name="gr5" draw:text-style-name="P3" draw:layer="layout" svg:width="0.762cm" svg:height="0.635cm" svg:x="19.153cm" svg:y="8.009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3d:scene draw:style-name="gr3" svg:width="1.016cm" svg:height="1.016cm" svg:x="17.826cm" svg:y="5.193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4" draw:layer="layout"/>
          </dr3d:scene>
          <draw:custom-shape draw:style-name="gr5" draw:text-style-name="P3" draw:layer="layout" svg:width="0.762cm" svg:height="0.635cm" svg:x="17.953cm" svg:y="6.209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3d:scene draw:style-name="gr3" svg:width="1.016cm" svg:height="1.016cm" svg:x="21.226cm" svg:y="4.993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4" draw:layer="layout"/>
          </dr3d:scene>
          <draw:custom-shape draw:style-name="gr5" draw:text-style-name="P3" draw:layer="layout" svg:width="0.762cm" svg:height="0.635cm" svg:x="21.353cm" svg:y="6.009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3d:scene draw:style-name="gr3" svg:width="1.016cm" svg:height="1.016cm" svg:x="20.05cm" svg:y="5.699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4" draw:layer="layout"/>
          </dr3d:scene>
          <draw:custom-shape draw:style-name="gr5" draw:text-style-name="P3" draw:layer="layout" svg:width="0.762cm" svg:height="0.635cm" svg:x="20.177cm" svg:y="6.71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3d:scene draw:style-name="gr3" svg:width="1.016cm" svg:height="1.016cm" svg:x="21.066cm" svg:y="6.71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4" draw:layer="layout"/>
          </dr3d:scene>
          <draw:custom-shape draw:style-name="gr5" draw:text-style-name="P3" draw:layer="layout" svg:width="0.762cm" svg:height="0.635cm" svg:x="21.193cm" svg:y="7.73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3d:scene draw:style-name="gr3" svg:width="1.016cm" svg:height="1.016cm" svg:x="22.844cm" svg:y="5.699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4" draw:layer="layout"/>
          </dr3d:scene>
          <draw:custom-shape draw:style-name="gr5" draw:text-style-name="P3" draw:layer="layout" svg:width="0.762cm" svg:height="0.635cm" svg:x="22.971cm" svg:y="6.71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3d:scene draw:style-name="gr3" svg:width="1.016cm" svg:height="1.016cm" svg:x="20.812cm" svg:y="8.874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4" draw:layer="layout"/>
          </dr3d:scene>
          <draw:custom-shape draw:style-name="gr5" draw:text-style-name="P3" draw:layer="layout" svg:width="0.762cm" svg:height="0.635cm" svg:x="20.939cm" svg:y="9.89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3d:scene draw:style-name="gr3" svg:width="1.016cm" svg:height="1.016cm" svg:x="22.209cm" svg:y="10.906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4" draw:layer="layout"/>
          </dr3d:scene>
          <draw:custom-shape draw:style-name="gr5" draw:text-style-name="P3" draw:layer="layout" svg:width="0.762cm" svg:height="0.635cm" svg:x="22.336cm" svg:y="11.922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3d:scene draw:style-name="gr3" svg:width="1.016cm" svg:height="1.016cm" svg:x="23.479cm" svg:y="11.206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4" draw:layer="layout"/>
          </dr3d:scene>
          <draw:custom-shape draw:style-name="gr5" draw:text-style-name="P3" draw:layer="layout" svg:width="0.762cm" svg:height="0.635cm" svg:x="23.606cm" svg:y="12.222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3d:scene draw:style-name="gr3" svg:width="1.016cm" svg:height="1.016cm" svg:x="18.988cm" svg:y="4.629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4" draw:layer="layout"/>
          </dr3d:scene>
          <draw:custom-shape draw:style-name="gr5" draw:text-style-name="P3" draw:layer="layout" svg:width="0.762cm" svg:height="0.635cm" svg:x="19.115cm" svg:y="5.64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3d:scene draw:style-name="gr3" svg:width="1.016cm" svg:height="1.016cm" svg:x="22.336cm" svg:y="7.731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4" draw:layer="layout"/>
          </dr3d:scene>
          <draw:custom-shape draw:style-name="gr5" draw:text-style-name="P3" draw:layer="layout" svg:width="0.762cm" svg:height="0.635cm" svg:x="22.463cm" svg:y="8.747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3d:scene draw:style-name="gr3" svg:width="1.016cm" svg:height="1.016cm" svg:x="6.226cm" svg:y="3.492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4" draw:layer="layout"/>
          </dr3d:scene>
        </draw:g>
        <draw:line draw:style-name="gr6" draw:text-style-name="P4" draw:layer="layout" svg:x1="7.223cm" svg:y1="4.048cm" svg:x2="22.336cm" svg:y2="11.16cm">
          <text:p/>
        </draw:line>
        <draw:line draw:style-name="gr6" draw:text-style-name="P4" draw:layer="layout" svg:x1="10.398cm" svg:y1="9.763cm" svg:x2="20.05cm" svg:y2="6.461cm">
          <text:p/>
        </draw:line>
        <draw:line draw:style-name="gr6" draw:text-style-name="P4" draw:layer="layout" svg:x1="7.985cm" svg:y1="5.064cm" svg:x2="14.716cm" svg:y2="4.175cm">
          <text:p/>
        </draw:line>
        <draw:line draw:style-name="gr6" draw:text-style-name="P4" draw:layer="layout" svg:x1="15.097cm" svg:y1="4.556cm" svg:x2="8.62cm" svg:y2="8.493cm">
          <text:p/>
        </draw:line>
        <draw:line draw:style-name="gr6" draw:text-style-name="P4" draw:layer="layout" svg:x1="6.842cm" svg:y1="7.477cm" svg:x2="12.811cm" svg:y2="7.731cm">
          <text:p/>
        </draw:line>
        <draw:line draw:style-name="gr6" draw:text-style-name="P4" draw:layer="layout" svg:x1="15.605cm" svg:y1="4.048cm" svg:x2="19.161cm" svg:y2="4.937cm">
          <text:p/>
        </draw:line>
        <draw:line draw:style-name="gr6" draw:text-style-name="P4" draw:layer="layout" svg:x1="15.986cm" svg:y1="4.81cm" svg:x2="13.446cm" svg:y2="7.35cm">
          <text:p/>
        </draw:line>
        <draw:line draw:style-name="gr7" draw:text-style-name="P4" draw:layer="layout" svg:x1="15.605cm" svg:y1="8.266cm" svg:x2="15.097cm" svg:y2="9.282cm">
          <text:p/>
        </draw:line>
        <draw:line draw:style-name="gr6" draw:text-style-name="P4" draw:layer="layout" svg:x1="16.367cm" svg:y1="8.112cm" svg:x2="20.304cm" svg:y2="6.334cm">
          <text:p/>
        </draw:line>
        <draw:line draw:style-name="gr6" draw:text-style-name="P4" draw:layer="layout" svg:x1="21.32cm" svg:y1="5.572cm" svg:x2="6.715cm" svg:y2="5.699cm">
          <text:p/>
        </draw:line>
        <draw:line draw:style-name="gr6" draw:text-style-name="P4" draw:layer="layout" svg:x1="14.97cm" svg:y1="11.414cm" svg:x2="6.969cm" svg:y2="7.477cm">
          <text:p/>
        </draw:line>
        <draw:line draw:style-name="gr6" draw:text-style-name="P4" draw:layer="layout" svg:x1="6.842cm" svg:y1="7.731cm" svg:x2="8.747cm" svg:y2="12.049cm">
          <text:p/>
        </draw:line>
        <draw:line draw:style-name="gr7" draw:text-style-name="P4" draw:layer="layout" svg:x1="22.336cm" svg:y1="8.366cm" svg:x2="15.605cm" svg:y2="9.636cm">
          <text:p/>
        </draw:line>
        <draw:line draw:style-name="gr6" draw:text-style-name="P4" draw:layer="layout" svg:x1="23.225cm" svg:y1="8.366cm" svg:x2="23.86cm" svg:y2="11.16cm">
          <text:p/>
        </draw:line>
        <draw:line draw:style-name="gr6" draw:text-style-name="P4" draw:layer="layout" svg:x1="19.923cm" svg:y1="7.731cm" svg:x2="23.86cm" svg:y2="11.414cm">
          <text:p/>
        </draw:line>
        <draw:line draw:style-name="gr6" draw:text-style-name="P4" draw:layer="layout" svg:x1="23.479cm" svg:y1="11.668cm" svg:x2="10.652cm" svg:y2="10.271cm">
          <text:p/>
        </draw:line>
        <draw:line draw:style-name="gr6" draw:text-style-name="P4" draw:layer="layout" svg:x1="6.715cm" svg:y1="5.445cm" svg:x2="7.096cm" svg:y2="5.191cm">
          <text:p/>
        </draw:line>
        <draw:line draw:style-name="gr6" draw:text-style-name="P4" draw:layer="layout" svg:x1="6.588cm" svg:y1="6.08cm" svg:x2="14.589cm" svg:y2="9.636cm">
          <text:p/>
        </draw:line>
        <draw:line draw:style-name="gr6" draw:text-style-name="P4" draw:layer="layout" svg:x1="7.096cm" svg:y1="3.921cm" svg:x2="7.477cm" svg:y2="4.683cm">
          <text:p/>
        </draw:line>
        <draw:line draw:style-name="gr7" draw:text-style-name="P4" draw:layer="layout" svg:x1="7.223cm" svg:y1="3.921cm" svg:x2="21.32cm" svg:y2="5.318cm">
          <text:p/>
        </draw:line>
        <draw:line draw:style-name="gr6" draw:text-style-name="P4" draw:layer="layout" svg:x1="21.955cm" svg:y1="7.223cm" svg:x2="22.971cm" svg:y2="6.334cm">
          <text:p/>
        </draw:line>
        <draw:line draw:style-name="gr6" draw:text-style-name="P4" draw:layer="layout" svg:x1="21.193cm" svg:y1="7.35cm" svg:x2="15.732cm" svg:y2="11.16cm">
          <text:p/>
        </draw:line>
        <draw:line draw:style-name="gr6" draw:text-style-name="P4" draw:layer="layout" svg:x1="22.971cm" svg:y1="6.08cm" svg:x2="14.97cm" svg:y2="7.096cm">
          <text:p/>
        </draw:line>
        <draw:line draw:style-name="gr6" draw:text-style-name="P4" draw:layer="layout" svg:x1="23.225cm" svg:y1="6.588cm" svg:x2="22.59cm" svg:y2="10.906cm">
          <text:p/>
        </draw:line>
        <draw:line draw:style-name="gr6" draw:text-style-name="P4" draw:layer="layout" svg:x1="19.796cm" svg:y1="5.445cm" svg:x2="23.86cm" svg:y2="11.287cm">
          <text:p/>
        </draw:line>
        <draw:line draw:style-name="gr6" draw:text-style-name="P4" draw:layer="layout" svg:x1="9.382cm" svg:y1="12.43cm" svg:x2="14.97cm" svg:y2="11.668cm">
          <text:p/>
        </draw:line>
        <draw:line draw:style-name="gr6" draw:text-style-name="P4" draw:layer="layout" svg:x1="9.128cm" svg:y1="10.017cm" svg:x2="8.493cm" svg:y2="9.128cm">
          <text:p/>
        </draw:line>
        <draw:line draw:style-name="gr6" draw:text-style-name="P4" draw:layer="layout" svg:x1="9.255cm" svg:y1="10.017cm" svg:x2="7.731cm" svg:y2="5.445cm">
          <text:p/>
        </draw:line>
        <draw:line draw:style-name="gr6" draw:text-style-name="P4" draw:layer="layout" svg:x1="7.858cm" svg:y1="8.62cm" svg:x2="6.842cm" svg:y2="7.604cm">
          <text:p/>
        </draw:line>
        <draw:line draw:style-name="gr8" draw:text-style-name="P4" draw:layer="layout" svg:x1="8.112cm" svg:y1="8.493cm" svg:x2="6.715cm" svg:y2="5.953cm">
          <text:p/>
        </draw:line>
        <draw:line draw:style-name="gr8" draw:text-style-name="P4" draw:layer="layout" svg:x1="8.62cm" svg:y1="8.747cm" svg:x2="14.208cm" svg:y2="7.477cm">
          <text:p/>
        </draw:line>
        <draw:line draw:style-name="gr6" draw:text-style-name="P4" draw:layer="layout" svg:x1="8.62cm" svg:y1="9.001cm" svg:x2="20.812cm" svg:y2="9.382cm">
          <text:p/>
        </draw:line>
        <draw:line draw:style-name="gr6" draw:text-style-name="P4" draw:layer="layout" svg:x1="22.59cm" svg:y1="10.906cm" svg:x2="18.653cm" svg:y2="5.953cm">
          <text:p/>
        </draw:line>
        <draw:line draw:style-name="gr6" draw:text-style-name="P4" draw:layer="layout" svg:x1="14.208cm" svg:y1="7.096cm" svg:x2="7.985cm" svg:y2="5.318cm">
          <text:p/>
        </draw:line>
        <draw:line draw:style-name="gr6" draw:text-style-name="P4" draw:layer="layout" svg:x1="9.382cm" svg:y1="12.049cm" svg:x2="14.335cm" svg:y2="7.477cm">
          <text:p/>
        </draw:line>
        <draw:line draw:style-name="gr8" draw:text-style-name="P4" draw:layer="layout" svg:x1="9.382cm" svg:y1="12.176cm" svg:x2="19.034cm" svg:y2="7.604cm">
          <text:p/>
        </draw:line>
        <draw:line draw:style-name="gr7" draw:text-style-name="P4" draw:layer="layout" svg:x1="15.478cm" svg:y1="4.302cm" svg:x2="15.986cm" svg:y2="7.604cm">
          <text:p/>
        </draw:line>
        <draw:line draw:style-name="gr6" draw:text-style-name="P4" draw:layer="layout" svg:x1="14.589cm" svg:y1="5.318cm" svg:x2="15.859cm" svg:y2="7.477cm">
          <text:p/>
        </draw:line>
        <draw:line draw:style-name="gr6" draw:text-style-name="P4" draw:layer="layout" svg:x1="16.748cm" svg:y1="4.937cm" svg:x2="18.018cm" svg:y2="5.445cm">
          <text:p/>
        </draw:line>
        <draw:line draw:style-name="gr6" draw:text-style-name="P4" draw:layer="layout" svg:x1="16.113cm" svg:y1="5.064cm" svg:x2="6.715cm" svg:y2="5.572cm">
          <text:p/>
        </draw:line>
        <draw:line draw:style-name="gr6" draw:text-style-name="P4" draw:layer="layout" svg:x1="9.509cm" svg:y1="10.398cm" svg:x2="9.89cm" svg:y2="10.271cm">
          <text:p/>
        </draw:line>
        <draw:line draw:style-name="gr6" draw:text-style-name="P4" draw:layer="layout" svg:x1="9.255cm" svg:y1="9.89cm" svg:x2="13.065cm" svg:y2="5.953cm">
          <text:p/>
        </draw:line>
        <draw:line draw:style-name="gr6" draw:text-style-name="P4" draw:layer="layout" svg:x1="6.461cm" svg:y1="7.096cm" svg:x2="6.334cm" svg:y2="6.08cm">
          <text:p/>
        </draw:line>
        <draw:line draw:style-name="gr8" draw:text-style-name="P4" draw:layer="layout" svg:x1="6.715cm" svg:y1="4.302cm" svg:x2="6.461cm" svg:y2="5.318cm">
          <text:p/>
        </draw:line>
        <draw:line draw:style-name="gr6" draw:text-style-name="P4" draw:layer="layout" svg:x1="7.223cm" svg:y1="4.048cm" svg:x2="19.161cm" svg:y2="7.35cm">
          <text:p/>
        </draw:line>
        <draw:line draw:style-name="gr7" draw:text-style-name="P4" draw:layer="layout" svg:x1="22.082cm" svg:y1="5.699cm" svg:x2="22.717cm" svg:y2="7.858cm">
          <text:p/>
        </draw:line>
        <draw:line draw:style-name="gr6" draw:text-style-name="P4" draw:layer="layout" svg:x1="22.463cm" svg:y1="8.366cm" svg:x2="15.859cm" svg:y2="11.414cm">
          <text:p/>
        </draw:line>
        <draw:line draw:style-name="gr6" draw:text-style-name="P4" draw:layer="layout" svg:x1="17.891cm" svg:y1="5.953cm" svg:x2="15.605cm" svg:y2="11.033cm">
          <text:p/>
        </draw:line>
        <draw:line draw:style-name="gr6" draw:text-style-name="P4" draw:layer="layout" svg:x1="6.969cm" svg:y1="7.35cm" svg:x2="12.811cm" svg:y2="5.826cm">
          <text:p/>
        </draw:line>
        <draw:line draw:style-name="gr8" draw:text-style-name="P4" draw:layer="layout" svg:x1="14.97cm" svg:y1="7.223cm" svg:x2="19.034cm" svg:y2="7.477cm">
          <text:p/>
        </draw:line>
        <draw:line draw:style-name="gr6" draw:text-style-name="P4" draw:layer="layout" svg:x1="16.24cm" svg:y1="8.112cm" svg:x2="20.812cm" svg:y2="9.128cm">
          <text:p/>
        </draw:line>
        <draw:line draw:style-name="gr6" draw:text-style-name="P4" draw:layer="layout" svg:x1="15.478cm" svg:y1="9.763cm" svg:x2="22.209cm" svg:y2="11.414cm">
          <text:p/>
        </draw:line>
        <draw:line draw:style-name="gr8" draw:text-style-name="P4" draw:layer="layout" svg:x1="6.842cm" svg:y1="4.302cm" svg:x2="8.112cm" svg:y2="8.493cm">
          <text:p/>
        </draw:line>
        <draw:line draw:style-name="gr6" draw:text-style-name="P4" draw:layer="layout" svg:x1="9.128cm" svg:y1="11.795cm" svg:x2="9.128cm" svg:y2="10.779cm">
          <text:p/>
        </draw:line>
        <draw:line draw:style-name="gr6" draw:text-style-name="P4" draw:layer="layout" svg:x1="9.509cm" svg:y1="12.43cm" svg:x2="23.606cm" svg:y2="11.922cm">
          <text:p/>
        </draw:line>
        <draw:frame draw:style-name="gr9" draw:text-style-name="P6" draw:layer="layout" svg:width="23.282cm" svg:height="1.195cm" svg:x="2.533cm" svg:y="17.618cm">
          <draw:text-box>
            <text:p text:style-name="P5">Swarm: distributed p2p storage and message routing syste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1T21:09:12.295231971</meta:creation-date>
    <dc:date>2018-06-11T21:59:46.735921464</dc:date>
    <meta:editing-duration>PT18M21S</meta:editing-duration>
    <meta:editing-cycles>5</meta:editing-cycles>
    <meta:generator>LibreOffice/6.0.4.2$Linux_X86_64 LibreOffice_project/00m0$Build-2</meta:generator>
    <meta:document-statistic meta:object-count="145"/>
  </office:meta>
</office:document-meta>
</file>